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00%" fo:text-align="start" style:justify-single-word="false"/>
    </style:style>
    <style:style style:name="P3" style:family="paragraph" style:parent-style-name="Standard">
      <style:paragraph-properties fo:margin-top="0cm" fo:margin-bottom="0.353cm" fo:line-height="115%" fo:text-align="center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US VIEILLES VERSIONS POSSIBLES DE CES SITES</text:p>
      <text:p text:style-name="P4">W3C</text:p>
      <text:p text:style-name="P1"><text:span text:style-name="T1">source : </text:span><text:a xlink:type="simple" xlink:href="https://www.w3.org/TR/2004/REC-rdf-primer-20040210/w3c-rss.crop.gif"><text:span text:style-name="T2">https://www.w3.org/TR/2004/REC-rdf-primer-20040210/w3c-rss.crop.gif</text:span></text:a></text:p>
      <text:p text:style-name="P2"><draw:frame draw:style-name="fr1" draw:name="2" text:anchor-type="as-char" svg:width="14.658cm" style:rel-width="scale" svg:height="11.642cm" style:rel-height="scale" draw:z-index="0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4">UN MOTEUR DE RECHERCHE AVANT GOOGLE</text:p>
      <text:p text:style-name="P2"><text:soft-page-break/><draw:frame draw:style-name="fr1" draw:name="3" text:anchor-type="as-char" svg:width="12.859cm" style:rel-width="scale" svg:height="12.197cm" style:rel-height="scale" draw:z-index="1"><draw:object-ole xlink:href="./OleObj3" xlink:type="simple" xlink:show="embed" xlink:actuate="onLoad"/><draw:image xlink:href="./ObjectReplacements/OleObj3" xlink:type="simple" xlink:show="embed" xlink:actuate="onLoad"/></draw:frame></text:p>
      <text:p text:style-name="P4"/>
      <text:p text:style-name="P4">UNE BOUTIQUE DE VENTE EN LIGNE DE LIVRES</text:p>
      <text:p text:style-name="P4"/>
      <text:p text:style-name="P4">LE TOUT PREMIER SITE WEB</text:p>
      <text:p text:style-name="P2"><text:span text:style-name="T1">source : </text:span><text:a xlink:type="simple" xlink:href="https://www.w3.org/History/19921103-hypertext/hypertext/WWW/TheProject.html"><text:span text:style-name="T2">https://www.w3.org/History/19921103-hypertext/hypertext/WWW/TheProject.html</text:span></text:a></text:p>
      <text:p text:style-name="P2"><draw:frame draw:style-name="fr1" draw:name="4" text:anchor-type="as-char" svg:width="16.484cm" style:rel-width="scale" svg:height="5.583cm" style:rel-height="scale" draw:z-index="2"><draw:object-ole xlink:href="./OleObj4" xlink:type="simple" xlink:show="embed" xlink:actuate="onLoad"/><draw:image xlink:href="./ObjectReplacements/OleObj4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3" meta:page-count="3" meta:paragraph-count="10" meta:word-count="33" meta:character-count="310"/>
    <dc:date>2017-02-03T14:10:03.89</dc:date>
    <meta:editing-duration>PT13S</meta:editing-duration>
    <meta:editing-cycles>1</meta:editing-cycles>
    <meta:generator>OpenOffice/4.0.1$Win32 OpenOffice.org_project/401m5$Build-9714</meta:generator>
  </office:meta>
</office:document-meta>
</file>